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695.49" calcext:value-type="float">
            <text:p>695.49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497.72" calcext:value-type="float">
            <text:p>497.72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471.49" calcext:value-type="float">
            <text:p>471.4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52.76" calcext:value-type="float">
            <text:p>52.76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14.25" calcext:value-type="float">
            <text:p>14.2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60.85" calcext:value-type="float">
            <text:p>60.8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2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23:19:14.394248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7T23:25:33.267098572</dc:date>
    <meta:editing-duration>PT1H12M54S</meta:editing-duration>
    <meta:editing-cycles>15</meta:editing-cycles>
    <meta:generator>LibreOffice/4.4.3.2$Linux_x86 LibreOffice_project/40m0$Build-2</meta:generator>
    <meta:document-statistic meta:table-count="2" meta:cell-count="240" meta:object-count="0"/>
  </office:meta>
</office:document-meta>
</file>